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5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606be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7e54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498580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54ccc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bdd29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1aeeb5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fc39d" style:font-size-asian="10pt" style:font-size-complex="10pt"/>
    </style:style>
    <style:style style:name="P28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29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43" style:family="paragraph" style:parent-style-name="Standard">
      <style:paragraph-properties fo:text-align="end" style:justify-single-word="false"/>
      <style:text-properties style:font-name="Liberation Sans"/>
    </style:style>
    <style:style style:name="P44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5c8c19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officeooo:paragraph-rsid="005dc86c" style:font-weight-asian="bold" style:font-weight-complex="bold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f66d4e"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name="Arial1" fo:font-size="16pt" officeooo:rsid="01f2fd3c" style:font-name-asian="Microsoft YaHei" style:font-size-asian="16pt" style:font-name-complex="Mangal" style:font-size-complex="16pt"/>
    </style:style>
    <style:style style:name="T9" style:family="text">
      <style:text-properties style:font-name="Arial1" fo:font-size="16pt" officeooo:rsid="01f3e9ef" style:font-name-asian="Microsoft YaHei" style:font-size-asian="16pt" style:font-name-complex="Mangal" style:font-size-complex="16pt"/>
    </style:style>
    <style:style style:name="T10" style:family="text">
      <style:text-properties style:font-name="Arial1" fo:font-size="16pt" officeooo:rsid="01f1a745" style:font-name-asian="Microsoft YaHei" style:font-size-asian="16pt" style:font-name-complex="Mangal" style:font-size-complex="16pt"/>
    </style:style>
    <style:style style:name="T11" style:family="text">
      <style:text-properties style:font-name="Arial1" fo:font-size="16pt" officeooo:rsid="00fd13b5" style:font-name-asian="Microsoft YaHei" style:font-size-asian="16pt" style:font-name-complex="Mangal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5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6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7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8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normal"/>
    </style:style>
    <style:style style:name="T19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20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21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2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3" style:family="text">
      <style:text-properties style:font-name-complex="Mangal"/>
    </style:style>
    <style:style style:name="T24" style:family="text">
      <style:text-properties officeooo:rsid="007e0104" style:font-name-complex="Mangal"/>
    </style:style>
    <style:style style:name="T25" style:family="text">
      <style:text-properties officeooo:rsid="00289a3a"/>
    </style:style>
    <style:style style:name="T26" style:family="text">
      <style:text-properties style:font-name-asian="Microsoft YaHei" style:font-name-complex="Mang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color="#000000" fo:font-size="8pt" fo:font-style="normal" fo:font-weight="normal" officeooo:rsid="01f2fd3c" fo:background-color="#ffffff" loext:char-shading-value="0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29" style:family="text">
      <style:text-properties fo:color="#000000" fo:font-size="8pt" fo:font-style="normal" fo:font-weight="normal" officeooo:rsid="00fd13b5" fo:background-color="#ffffff" loext:char-shading-value="0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30" style:family="text">
      <style:text-properties fo:color="#000000" fo:font-size="8pt" fo:font-style="normal" fo:font-weight="normal" officeooo:rsid="005d1933" fo:background-color="#ffffff" loext:char-shading-value="0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31" style:family="text">
      <style:text-properties fo:color="#000000" fo:font-size="8pt" fo:font-style="normal" fo:font-weight="normal" officeooo:rsid="005dc86c" fo:background-color="#ffffff" loext:char-shading-value="0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32" style:family="text">
      <style:text-properties fo:color="#000000" fo:font-size="8pt" fo:font-style="normal" officeooo:rsid="00fd13b5" fo:background-color="#ffffff" loext:char-shading-value="0" style:font-name-asian="Microsoft YaHei" style:font-size-asian="8pt" style:font-style-asian="normal" style:font-name-complex="Arial1" style:font-size-complex="8pt" style:font-style-complex="normal"/>
    </style:style>
    <style:style style:name="T33" style:family="text">
      <style:text-properties fo:color="#000000" style:font-name="Arial1" fo:font-size="16pt" fo:font-style="normal" officeooo:rsid="01f2fd3c" fo:background-color="#ffffff" loext:char-shading-value="0" style:font-name-asian="Microsoft YaHei" style:font-size-asian="16pt" style:font-style-asian="normal" style:font-name-complex="Mangal" style:font-size-complex="16pt" style:font-style-complex="normal"/>
    </style:style>
    <style:style style:name="T34" style:family="text">
      <style:text-properties fo:color="#000000" style:font-name="Arial1" fo:font-size="16pt" fo:font-style="normal" officeooo:rsid="01f3e9ef" fo:background-color="#ffffff" loext:char-shading-value="0" style:font-name-asian="Microsoft YaHei" style:font-size-asian="16pt" style:font-style-asian="normal" style:font-name-complex="Mangal" style:font-size-complex="16pt" style:font-style-complex="normal"/>
    </style:style>
    <style:style style:name="T35" style:family="text">
      <style:text-properties fo:color="#000000" style:font-name="Arial1" fo:font-size="16pt" fo:font-style="normal" officeooo:rsid="01f1a745" fo:background-color="#ffffff" loext:char-shading-value="0" style:font-name-asian="Microsoft YaHei" style:font-size-asian="16pt" style:font-style-asian="normal" style:font-name-complex="Mangal" style:font-size-complex="16pt" style:font-style-complex="normal"/>
    </style:style>
    <style:style style:name="T36" style:family="text">
      <style:text-properties fo:color="#000000" style:font-name="Arial1" fo:font-size="16pt" fo:font-style="normal" officeooo:rsid="00fd13b5" fo:background-color="#ffffff" loext:char-shading-value="0" style:font-name-asian="Microsoft YaHei" style:font-size-asian="16pt" style:font-style-asian="normal" style:font-name-complex="Mangal" style:font-size-complex="16pt" style:font-style-complex="normal"/>
    </style:style>
    <style:style style:name="T37" style:family="text">
      <style:text-properties fo:color="#000000" fo:font-size="10pt" fo:font-style="normal" officeooo:rsid="005dc86c" fo:background-color="#ffffff" loext:char-shading-value="0" style:font-name-asian="Microsoft YaHei" style:font-size-asian="10pt" style:font-style-asian="normal" style:font-name-complex="Arial1" style:font-size-complex="8pt" style:font-style-complex="normal"/>
    </style:style>
    <style:style style:name="T38" style:family="text">
      <style:text-properties fo:color="#000000" fo:font-size="10pt" fo:font-style="normal" officeooo:rsid="00fd13b5" fo:background-color="#ffffff" loext:char-shading-value="0" style:font-name-asian="Microsoft YaHei" style:font-size-asian="10pt" style:font-style-asian="normal" style:font-name-complex="Arial1" style:font-size-complex="8pt" style:font-style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2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2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6"><text:span text:style-name="T5">Address: </text:span><text:span text:style-name="T14"><text:placeholder text:placeholder-type="text">&lt;display_address(o.company_id.partner_id)&gt;</text:placeholder></text:span></text:p>
            <text:p text:style-name="P21"><text:span text:style-name="T21"><text:placeholder text:placeholder-type="text">&lt;o.company_id.tin_label or 'TIN'&gt;</text:placeholder></text:span><text:span text:style-name="T19">: </text:span><text:span text:style-name="T19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57"><text:span text:style-name="T28"><text:placeholder text:placeholder-type="text">&lt;if test="o.type in ('out_invoice', 'out_refund')"&gt;</text:placeholder></text:span><text:span text:style-name="T8">Com</text:span><text:span text:style-name="T9">m</text:span><text:span text:style-name="T8">ercial Invoice</text:span><text:span text:style-name="T10"> </text:span><text:span text:style-name="T11">No</text:span><text:span text:style-name="T29"><text:placeholder text:placeholder-type="text">&lt;/if&gt;</text:placeholder></text:span><text:span text:style-name="T28"><text:placeholder text:placeholder-type="text">&lt;if test="o.type not in ('out_invoice', 'out_refund')"&gt;</text:placeholder></text:span><text:span text:style-name="T33">Supplier Invoice</text:span><text:span text:style-name="T35"> </text:span><text:span text:style-name="T36">No</text:span><text:span text:style-name="T29"><text:placeholder text:placeholder-type="text">&lt;/if&gt;</text:placeholder></text:span><text:span text:style-name="T26"> </text:span><text:span text:style-name="T21"><text:placeholder text:placeholder-type="text">&lt;o.number or ''&gt;</text:placeholder></text:span></text:p>
            <text:p text:style-name="P13">Contains <text:page-count>2</text:page-count> page(s)</text:p>
          </table:table-cell>
          <table:table-cell table:style-name="Table1.A3" table:number-rows-spanned="2" office:value-type="string">
            <text:p text:style-name="P13"/>
          </table:table-cell>
          <table:table-cell table:style-name="Table1.A1" office:value-type="string">
            <text:p text:style-name="P17"><text:span text:style-name="T5">Phone:<text:tab/></text:span><text:span text:style-name="T19"><text:placeholder text:placeholder-type="text">&lt;o.company_id.partner_id.phone or ''&gt;</text:placeholder></text:span><text:span text:style-name="T20"> </text:span><text:line-break/><text:span text:style-name="T5">Fax:<text:tab/></text:span><text:span text:style-name="T19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9"><text:placeholder text:placeholder-type="text">&lt;o.company_id.partner_id.email or ''&gt;</text:placeholder></text:span><text:line-break/><text:span text:style-name="T5">Web:<text:tab/></text:span><text:span text:style-name="T19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58"><text:span text:style-name="T28"><text:placeholder text:placeholder-type="text">&lt;if test="o.type in ('out_invoice', 'out_refund')"&gt;</text:placeholder></text:span>Bill To:<text:span text:style-name="T29"><text:placeholder text:placeholder-type="text">&lt;/if&gt;</text:placeholder></text:span><text:span text:style-name="T28"><text:placeholder text:placeholder-type="text">&lt;if test="o.type not in ('out_invoice', 'out_refund')"&gt;</text:placeholder></text:span><text:span text:style-name="T37">Supplier</text:span><text:span text:style-name="T38">:</text:span><text:span text:style-name="T29"><text:placeholder text:placeholder-type="text">&lt;/if&gt;</text:placeholder></text:span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22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1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4"><text:placeholder text:placeholder-type="text">&lt;get_street(o.partner_id)&gt;</text:placeholder></text:span><text:span text:style-name="T14"><text:line-break/></text:span><text:span text:style-name="T15"><text:tab/></text:span><text:span text:style-name="T14"><text:placeholder text:placeholder-type="text">&lt;get_street2(o.partner_id)&gt;</text:placeholder></text:span><text:span text:style-name="T14"><text:line-break/></text:span><text:span text:style-name="T15"><text:tab/></text:span><text:span text:style-name="T14"><text:placeholder text:placeholder-type="text">&lt;get_address(o.partner_id)&gt;</text:placeholder></text:span><text:span text:style-name="T14"><text:line-break/></text:span><text:span text:style-name="T15"><text:tab/></text:span><text:span text:style-name="T15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<text:span text:style-name="T5">Address:<text:tab/></text:span><text:span text:style-name="T14"><text:placeholder text:placeholder-type="text">&lt;get_street(get_shipping_partner(o))&gt;</text:placeholder></text:span><text:span text:style-name="T12"><text:line-break/></text:span><text:span text:style-name="T13"><text:tab/></text:span><text:span text:style-name="T14"><text:placeholder text:placeholder-type="text">&lt;get_street2(get_shipping_partner(o))&gt;</text:placeholder></text:span><text:span text:style-name="T12"><text:line-break/></text:span><text:span text:style-name="T13"><text:tab/></text:span><text:span text:style-name="T14"><text:placeholder text:placeholder-type="text">&lt;get_address(get_shipping_partner(o))&gt;</text:placeholder></text:span><text:span text:style-name="T12"><text:line-break/></text:span><text:span text:style-name="T13"><text:tab/></text:span><text:span text:style-name="T15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5">Phone:<text:tab/></text:span><text:span text:style-name="T19"><text:placeholder text:placeholder-type="text">&lt;o.partner_id.phone or ''&gt;</text:placeholder></text:span><text:line-break/><text:span text:style-name="T5">Fax:<text:tab/></text:span><text:span text:style-name="T19"><text:placeholder text:placeholder-type="text">&lt;o.partner_id.fax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><text:span text:style-name="T5">Phone:<text:tab/></text:span><text:span text:style-name="T19"><text:placeholder text:placeholder-type="text">&lt;get_shipping_partner(o).phone or ''&gt;</text:placeholder></text:span><text:line-break/><text:span text:style-name="T5">Fax:<text:tab/></text:span><text:span text:style-name="T19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5">Email:<text:tab/></text:span><text:span text:style-name="T19"><text:placeholder text:placeholder-type="text">&lt;o.partner_id.email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><text:span text:style-name="T5">Email:<text:tab/></text:span><text:span text:style-name="T19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5"><text:span text:style-name="T6">Order Date</text:span><text:span text:style-name="T4">:</text:span> <text:span text:style-name="T19"><text:placeholder text:placeholder-type="text">&lt;get_date_order()&gt;</text:placeholder></text:span></text:p><text:p text:style-name="P25"><text:span text:style-name="T18">Invoice date:</text:span><text:span text:style-name="T19"> </text:span><text:span text:style-name="T19"><text:placeholder text:placeholder-type="text">&lt;o.date_invoice or ''&gt;</text:placeholder></text:span></text:p></table:table-cell><table:table-cell table:style-name="Table2.A1" office:value-type="string"><text:p text:style-name="P24"/></table:table-cell><table:table-cell table:style-name="Table2.A1" office:value-type="string"><text:p text:style-name="P26"><text:span text:style-name="T4">Order number:</text:span> <text:span text:style-name="T19"><text:placeholder text:placeholder-type="text">&lt;o.tracking_number or ''&gt;</text:placeholder></text:span><text:line-break/><text:span text:style-name="T4">Payment:</text:span> <text:span text:style-name="T19"><text:placeholder text:placeholder-type="text">&lt;o.payment_term.name or ''&gt;</text:placeholder></text:span></text:p></table:table-cell><table:table-cell table:style-name="Table2.D1" office:value-type="string"><text:p text:style-name="P24"/></table:table-cell><table:table-cell table:style-name="Table2.E1" office:value-type="string"><text:p text:style-name="P27"><text:span text:style-name="T4">Ship via: </text:span><text:span text:style-name="T19"><text:placeholder text:placeholder-type="text">&lt;get_carrier()&gt;</text:placeholder></text:span><text:line-break/><text:span text:style-name="T4">Tracking #:</text:span> <text:span text:style-name="T19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43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5"><text:span text:style-name="T24"><text:placeholder text:placeholder-type="text">&lt;formatLang(l.quantity)&gt;</text:placeholder></text:span><text:span text:style-name="T24"> </text:span><text:span text:style-name="T24"><text:placeholder text:placeholder-type="text">&lt;l.uos_id.name or ''&gt;</text:placeholder></text:span></text:p>
          </table:table-cell>
          <table:table-cell table:style-name="Table5.B4" office:value-type="string">
            <text:p text:style-name="P47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1"><text:placeholder text:placeholder-type="text">&lt;formatLang(l.discount)&gt;</text:placeholder>%</text:p>
          </table:table-cell>
          <table:table-cell table:style-name="Table5.B4" office:value-type="string">
            <text:p text:style-name="P46"><text:span text:style-name="T23"><text:s text:c="2"/></text:span><text:span text:style-name="T23"><text:placeholder text:placeholder-type="text">&lt;o.currency_id.name or ''&gt;</text:placeholder></text:span><text:span text:style-name="T23"> </text:span><text:span text:style-name="T23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49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draw:custom-shape text:anchor-type="paragraph" draw:z-index="2" draw:name="Text Box 2" draw:style-name="gr1" draw:text-style-name="P59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4209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8">Customs HS Code: <text:span text:style-name="T14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9">Total Pre-Tax Purchase:</text:p></table:table-cell><table:table-cell table:style-name="Table3.A1" office:value-type="string"><text:p text:style-name="P52"><text:span text:style-name="T19"><text:placeholder text:placeholder-type="text">&lt;o.currency_id.name or ''&gt;</text:placeholder></text:span><text:span text:style-name="T19"> <text:s/></text:span><text:span text:style-name="T19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Freight Charges:</text:p></table:table-cell><table:table-cell table:style-name="Table3.A2" office:value-type="string"><text:p text:style-name="P53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Tax Applied:</text:p></table:table-cell><table:table-cell table:style-name="Table3.A2" office:value-type="string"><text:p text:style-name="P54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29"><text:span text:style-name="T25">Total </text:span>Amount:</text:p></table:table-cell><table:table-cell table:style-name="Table3.A2" office:value-type="string"><text:p text:style-name="P55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42"><text:span text:style-name="T27">Amount Paid</text:span><text:span text:style-name="T3">:</text:span></text:p></table:table-cell><table:table-cell table:style-name="Table3.A2" office:value-type="string"><text:p text:style-name="P55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1"/></table:table-cell><table:covered-table-cell/><table:covered-table-cell/><table:table-cell table:style-name="Table3.D2" office:value-type="string"><text:p text:style-name="P30">Amount Now Payable:</text:p></table:table-cell><table:table-cell table:style-name="Table3.A2" office:value-type="string"><text:p text:style-name="P56"><text:span text:style-name="T22"><text:placeholder text:placeholder-type="text">&lt;o.currency_id.name or ''&gt;</text:placeholder></text:span><text:span text:style-name="T22"> </text:span><text:span text:style-name="T22"><text:placeholder text:placeholder-type="text">&lt;formatLang(o.residual)&gt;</text:placeholder></text:span></text:p></table:table-cell></table:table-row><table:table-row table:style-name="Table3.7"><table:table-cell table:style-name="Table3.A7" table:number-columns-spanned="5" office:value-type="string"><text:p text:style-name="P32"/></table:table-cell><table:covered-table-cell/><table:covered-table-cell/><table:covered-table-cell/><table:covered-table-cell/></table:table-row><table:table-row table:style-name="Table3.7"><table:table-cell table:style-name="Table3.A8" table:number-columns-spanned="5" office:value-type="string"><text:p text:style-name="P34">Bank:<text:tab/><text:span text:style-name="T16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7"><table:table-cell table:style-name="Table3.A9" office:value-type="string"><text:p text:style-name="P35"><text:span text:style-name="T5">SWIFT Code:<text:tab/></text:span><text:span text:style-name="T7"><text:line-break/></text:span><text:span text:style-name="T5">Bank Code:</text:span></text:p></table:table-cell><table:table-cell table:style-name="Table3.B9" office:value-type="string"><text:p text:style-name="P39"><text:placeholder text:placeholder-type="text">&lt;o.company_id.bank_ids and o.company_id.bank_ids[0].swift_code or ''&gt;</text:placeholder></text:p><text:p text:style-name="P20"><text:placeholder text:placeholder-type="text">&lt;o.company_id.bank_ids and o.company_id.bank_ids[0].bank_bic or ''&gt;</text:placeholder></text:p></table:table-cell><table:table-cell table:style-name="Table3.C10" table:number-rows-spanned="2" table:number-columns-spanned="3" office:value-type="string"><text:p text:style-name="P36"><text:span text:style-name="T5">Bank Address:<text:tab/></text:span><text:span text:style-name="T14"><text:placeholder text:placeholder-type="text">&lt;o.company_id.bank_ids and get_street(o.company_id.bank_ids[0].bank) or ''&gt;</text:placeholder></text:span><text:span text:style-name="T14">, </text:span><text:span text:style-name="T14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7"><table:table-cell table:style-name="Table3.A10" office:value-type="string"><text:p text:style-name="P33">Account Number:</text:p><text:p text:style-name="P33">Account Name:</text:p></table:table-cell><table:table-cell table:style-name="Table3.B10" office:value-type="string"><text:p text:style-name="P40"><text:placeholder text:placeholder-type="text">&lt;o.company_id.bank_ids and o.company_id.bank_ids[0].acc_number or ''&gt;</text:placeholder></text:p><text:p text:style-name="P41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7"><table:table-cell table:style-name="Table3.A11" table:number-columns-spanned="5" office:value-type="string"><text:p text:style-name="P37"><text:tab/>*<text:tab/>Note:<text:tab/>To avoid delays, please ensure the full amount is transferred without deduction of bank fees.</text:p><text:p text:style-name="P38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87</meta:editing-cycles>
    <meta:print-date>2015-06-22T15:54:00</meta:print-date>
    <meta:creation-date>2015-06-23T08:43:00</meta:creation-date>
    <dc:date>2016-05-24T21:05:58.979822765</dc:date>
    <dc:language>en-CA</dc:language>
    <meta:editing-duration>PT2H5M50S</meta:editing-duration>
    <meta:generator>LibreOffice/4.4.6.3$Linux_X86_64 LibreOffice_project/40m0$Build-3</meta:generator>
    <meta:document-statistic meta:table-count="5" meta:image-count="1" meta:object-count="0" meta:page-count="2" meta:paragraph-count="63" meta:word-count="293" meta:character-count="3149" meta:non-whitespace-character-count="29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